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0D000000C0FBEC9973.png" manifest:media-type=""/>
  <manifest:file-entry manifest:full-path="Pictures/10000000000003190000016FEB51572A.png" manifest:media-type=""/>
  <manifest:file-entry manifest:full-path="Pictures/10000000000001EC00000147775A819C.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754cm" table:align="left" style:writing-mode="lr-tb"/>
    </style:style>
    <style:style style:name="Table2.A" style:family="table-column">
      <style:table-column-properties style:column-width="6.017cm"/>
    </style:style>
    <style:style style:name="Table2.B" style:family="table-column">
      <style:table-column-properties style:column-width="6.234cm"/>
    </style:style>
    <style:style style:name="Table2.C" style:family="table-column">
      <style:table-column-properties style:column-width="5.503cm"/>
    </style:style>
    <style:style style:name="Table2.1" style:family="table-row">
      <style:table-row-properties style:min-row-height="0.466cm" fo:keep-together="auto"/>
    </style:style>
    <style:style style:name="Table2.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B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A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A5"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2.B5"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7.002cm" table:align="left" style:writing-mode="lr-tb"/>
    </style:style>
    <style:style style:name="Table3.A" style:family="table-column">
      <style:table-column-properties style:column-width="0.889cm"/>
    </style:style>
    <style:style style:name="Table3.B" style:family="table-column">
      <style:table-column-properties style:column-width="3.224cm"/>
    </style:style>
    <style:style style:name="Table3.C" style:family="table-column">
      <style:table-column-properties style:column-width="8.197cm"/>
    </style:style>
    <style:style style:name="Table3.D" style:family="table-column">
      <style:table-column-properties style:column-width="4.692cm"/>
    </style:style>
    <style:style style:name="Table3.1" style:family="table-row">
      <style:table-row-properties style:min-row-height="0.466cm" fo:keep-together="auto"/>
    </style:style>
    <style:style style:name="Table3.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3.B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A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A4"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3.B4"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7.754cm" table:align="left" style:writing-mode="lr-tb"/>
    </style:style>
    <style:style style:name="Table2.A" style:family="table-column">
      <style:table-column-properties style:column-width="6.017cm"/>
    </style:style>
    <style:style style:name="Table2.B" style:family="table-column">
      <style:table-column-properties style:column-width="6.234cm"/>
    </style:style>
    <style:style style:name="Table2.C" style:family="table-column">
      <style:table-column-properties style:column-width="5.503cm"/>
    </style:style>
    <style:style style:name="Table2.1" style:family="table-row">
      <style:table-row-properties style:min-row-height="0.466cm" fo:keep-together="auto"/>
    </style:style>
    <style:style style:name="Table2.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B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A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A5"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2.B5"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P1" style:family="paragraph" style:parent-style-name="Standard">
      <style:text-properties style:font-name="Arial" fo:font-size="10pt" style:font-size-asian="10pt" style:font-size-complex="10pt"/>
    </style:style>
    <style:style style:name="P2" style:family="paragraph" style:parent-style-name="Standard">
      <style:text-properties style:font-name="Arial" fo:font-size="10pt" fo:font-weight="bold" style:font-size-asian="10pt" style:font-weight-asian="bold" style:font-size-complex="10pt" style:font-weight-complex="bold"/>
    </style:style>
    <style:style style:name="P3" style:family="paragraph" style:parent-style-name="Standard">
      <style:text-properties style:font-name="Arial" fo:font-size="10pt" fo:font-weight="bold" officeooo:rsid="0010dd6b" officeooo:paragraph-rsid="0010dd6b" style:font-size-asian="10pt" style:font-weight-asian="bold" style:font-size-complex="10pt" style:font-weight-complex="bold"/>
    </style:style>
    <style:style style:name="P4" style:family="paragraph" style:parent-style-name="Text_20_body">
      <style:text-properties style:font-name="Arial" fo:font-size="10pt" fo:font-weight="normal" style:font-size-asian="10pt" style:font-weight-asian="normal" style:font-size-complex="10pt" style:font-weight-complex="normal"/>
    </style:style>
    <style:style style:name="P5" style:family="paragraph" style:parent-style-name="Text_20_body">
      <style:text-properties style:font-name="Arial" fo:font-size="10pt" style:font-size-asian="10pt" style:font-size-complex="10pt"/>
    </style:style>
    <style:style style:name="P6" style:family="paragraph" style:parent-style-name="Text_20_body">
      <style:paragraph-properties fo:break-before="page"/>
      <style:text-properties style:font-name="Arial" fo:font-size="10pt" style:font-size-asian="10pt" style:font-size-complex="10pt"/>
    </style:style>
    <style:style style:name="P7" style:family="paragraph" style:parent-style-name="Text_20_body">
      <style:text-properties style:font-name="Arial" fo:font-size="10pt" fo:font-weight="bold" style:font-size-asian="10pt" style:font-weight-asian="bold" style:font-size-complex="10pt" style:font-weight-complex="bold"/>
    </style:style>
    <style:style style:name="P8" style:family="paragraph" style:parent-style-name="Text_20_body">
      <style:paragraph-properties fo:margin-top="0cm" fo:margin-bottom="0.101cm" style:contextual-spacing="false"/>
      <style:text-properties style:font-name="Arial" fo:font-size="10pt" fo:font-weight="normal" style:font-size-asian="10pt" style:font-weight-asian="normal" style:font-size-complex="10pt" style:font-weight-complex="normal"/>
    </style:style>
    <style:style style:name="P9" style:family="paragraph" style:parent-style-name="Text_20_body">
      <style:paragraph-properties fo:margin-top="0cm" fo:margin-bottom="0.101cm" style:contextual-spacing="false"/>
      <style:text-properties style:font-name="Arial" fo:font-size="10pt" style:font-size-asian="10pt" style:font-size-complex="10pt"/>
    </style:style>
    <style:style style:name="P10" style:family="paragraph" style:parent-style-name="Standard">
      <style:text-properties style:font-name="Arial" fo:font-size="10pt" officeooo:rsid="0010dd6b" officeooo:paragraph-rsid="0010dd6b" style:font-size-asian="10pt" style:font-size-complex="10pt"/>
    </style:style>
    <style:style style:name="P11" style:family="paragraph" style:parent-style-name="Text_20_body">
      <style:paragraph-properties fo:margin-top="0cm" fo:margin-bottom="0.101cm" style:contextual-spacing="false"/>
      <style:text-properties style:font-name="Arial" fo:font-size="10pt" fo:font-weight="bold" style:font-size-asian="10pt" style:font-weight-asian="bold" style:font-size-complex="10pt" style:font-weight-complex="bold"/>
    </style:style>
    <style:style style:name="P12" style:family="paragraph" style:parent-style-name="Standard">
      <style:text-properties style:font-name="Arial" fo:font-size="10pt" fo:font-weight="normal" officeooo:rsid="0010dd6b" officeooo:paragraph-rsid="0010dd6b" style:font-size-asian="10pt" style:font-weight-asian="normal" style:font-size-complex="10pt" style:font-weight-complex="normal"/>
    </style:style>
    <style:style style:name="P13" style:family="paragraph" style:parent-style-name="Text_20_body">
      <style:text-properties style:font-name="Arial" fo:font-size="10pt" officeooo:rsid="0010dd6b" officeooo:paragraph-rsid="0010dd6b" style:font-size-asian="10pt" style:font-size-complex="10pt"/>
    </style:style>
    <style:style style:name="P14" style:family="paragraph" style:parent-style-name="Standard">
      <style:text-properties style:font-name="Arial" fo:font-size="10pt" style:font-size-asian="10pt" style:font-size-complex="10pt"/>
    </style:style>
    <style:style style:name="P15" style:family="paragraph" style:parent-style-name="Standard">
      <style:text-properties style:font-name="Arial" fo:font-size="10pt" fo:font-weight="bold" style:font-size-asian="10pt" style:font-weight-asian="bold" style:font-size-complex="10pt" style:font-weight-complex="bold"/>
    </style:style>
    <style:style style:name="P16" style:family="paragraph" style:parent-style-name="Standard">
      <style:text-properties style:font-name="Arial" fo:font-size="13pt" fo:font-weight="bold" style:font-size-asian="13pt" style:font-weight-asian="bold" style:font-size-complex="13pt" style:font-weight-complex="bold"/>
    </style:style>
    <style:style style:name="P17" style:family="paragraph" style:parent-style-name="Standard">
      <style:text-properties fo:font-weight="bold" officeooo:paragraph-rsid="0010dd6b" style:font-weight-asian="bold" style:font-weight-complex="bold"/>
    </style:style>
    <style:style style:name="P18" style:family="paragraph" style:parent-style-name="Standard">
      <style:text-properties officeooo:paragraph-rsid="0010dd6b"/>
    </style:style>
    <style:style style:name="P19" style:family="paragraph" style:parent-style-name="Text_20_body">
      <style:text-properties style:font-name="Arial" fo:font-size="10pt" fo:font-weight="normal" style:font-size-asian="10pt" style:font-weight-asian="normal" style:font-size-complex="10pt" style:font-weight-complex="normal"/>
    </style:style>
    <style:style style:name="P20" style:family="paragraph" style:parent-style-name="Text_20_body">
      <style:text-properties style:font-name="Arial" fo:font-size="10pt" fo:font-weight="bold" style:font-size-asian="10pt" style:font-weight-asian="bold" style:font-size-complex="10pt" style:font-weight-complex="bold"/>
    </style:style>
    <style:style style:name="P21" style:family="paragraph" style:parent-style-name="Text_20_body">
      <style:text-properties style:font-name="Arial" fo:font-size="10pt" style:font-size-asian="10pt" style:font-size-complex="10pt"/>
    </style:style>
    <style:style style:name="P22" style:family="paragraph" style:parent-style-name="Text_20_body">
      <style:text-properties style:font-name="Arial" fo:font-size="10pt" officeooo:rsid="0010dd6b" officeooo:paragraph-rsid="0010dd6b" style:font-size-asian="10pt" style:font-size-complex="10pt"/>
    </style:style>
    <style:style style:name="P23" style:family="paragraph" style:parent-style-name="Text_20_body">
      <style:paragraph-properties fo:break-before="page"/>
      <style:text-properties style:font-name="Arial" fo:font-size="10pt" style:font-size-asian="10pt" style:font-size-complex="10pt"/>
    </style:style>
    <style:style style:name="P24" style:family="paragraph" style:parent-style-name="Text_20_body">
      <style:paragraph-properties fo:margin-top="0cm" fo:margin-bottom="0.101cm" style:contextual-spacing="false"/>
      <style:text-properties style:font-name="Arial" fo:font-size="10pt" fo:font-weight="normal" style:font-size-asian="10pt" style:font-weight-asian="normal" style:font-size-complex="10pt" style:font-weight-complex="normal"/>
    </style:style>
    <style:style style:name="P25" style:family="paragraph" style:parent-style-name="Text_20_body">
      <style:paragraph-properties fo:margin-top="0cm" fo:margin-bottom="0.101cm" style:contextual-spacing="false"/>
      <style:text-properties style:font-name="Arial" fo:font-size="10pt" style:font-size-asian="10pt" style:font-size-complex="10pt"/>
    </style:style>
    <style:style style:name="P26" style:family="paragraph" style:parent-style-name="Text_20_body">
      <style:paragraph-properties fo:margin-top="0cm" fo:margin-bottom="0.101cm" style:contextual-spacing="false"/>
      <style:text-properties style:font-name="Arial" fo:font-size="10pt" fo:font-weight="bold" style:font-size-asian="10pt" style:font-weight-asian="bold" style:font-size-complex="10pt" style:font-weight-complex="bold"/>
    </style:style>
    <style:style style:name="P27" style:family="paragraph" style:parent-style-name="Standard">
      <style:text-properties style:font-name="Arial" fo:font-size="10pt" fo:font-weight="bold" style:font-size-asian="10pt" style:font-weight-asian="bold" style:font-size-complex="10pt" style:font-weight-complex="bold"/>
    </style:style>
    <style:style style:name="P28" style:family="paragraph" style:parent-style-name="Standard">
      <style:text-properties style:font-name="Arial" fo:font-size="10pt" fo:font-weight="bold" officeooo:rsid="0010dd6b" officeooo:paragraph-rsid="0010dd6b" style:font-size-asian="10pt" style:font-weight-asian="bold" style:font-size-complex="10pt" style:font-weight-complex="bold"/>
    </style:style>
    <style:style style:name="P29" style:family="paragraph" style:parent-style-name="Standard">
      <style:text-properties style:font-name="Arial" fo:font-size="10pt" style:font-size-asian="10pt" style:font-size-complex="10pt"/>
    </style:style>
    <style:style style:name="P30" style:family="paragraph" style:parent-style-name="Standard">
      <style:text-properties style:font-name="Arial" fo:font-size="10pt" officeooo:rsid="0010dd6b" officeooo:paragraph-rsid="0010dd6b" style:font-size-asian="10pt" style:font-size-complex="10pt"/>
    </style:style>
    <style:style style:name="P31" style:family="paragraph" style:parent-style-name="Standard">
      <style:paragraph-properties style:snap-to-layout-grid="false"/>
      <style:text-properties style:font-name="Arial" fo:font-size="10pt" style:font-size-asian="10pt" style:font-size-complex="10pt"/>
    </style:style>
    <style:style style:name="P32" style:family="paragraph" style:parent-style-name="Standard">
      <style:text-properties style:font-name="Arial" fo:font-size="10pt" officeooo:paragraph-rsid="0010dd6b" style:font-size-asian="10pt" style:font-size-complex="10pt"/>
    </style:style>
    <style:style style:name="P33" style:family="paragraph" style:parent-style-name="Standard">
      <style:text-properties style:font-name="Arial" fo:font-size="10pt" fo:font-weight="normal" officeooo:rsid="0010dd6b" officeooo:paragraph-rsid="0010dd6b" style:font-size-asian="10pt" style:font-weight-asian="normal" style:font-size-complex="10pt" style:font-weight-complex="normal"/>
    </style:style>
    <style:style style:name="P34" style:family="paragraph" style:parent-style-name="Standard">
      <style:text-properties officeooo:rsid="0010dd6b" officeooo:paragraph-rsid="0010dd6b"/>
    </style:style>
    <style:style style:name="P35" style:family="paragraph" style:parent-style-name="Standard">
      <style:text-properties fo:font-weight="normal" officeooo:rsid="0010dd6b" officeooo:paragraph-rsid="0010dd6b" style:font-weight-asian="normal" style:font-weight-complex="normal"/>
    </style:style>
    <style:style style:name="P36" style:family="paragraph" style:parent-style-name="Standard">
      <style:text-properties fo:font-weight="bold" officeooo:paragraph-rsid="0010dd6b" style:font-weight-asian="bold" style:font-weight-complex="bold"/>
    </style:style>
    <style:style style:name="P37" style:family="paragraph" style:parent-style-name="Standard">
      <style:text-properties fo:font-weight="bold" officeooo:paragraph-rsid="0011ac26" style:font-weight-asian="bold" style:font-weight-complex="bold"/>
    </style:style>
    <style:style style:name="P38" style:family="paragraph" style:parent-style-name="Standard">
      <style:text-properties fo:font-weight="bold" officeooo:rsid="0010dd6b" officeooo:paragraph-rsid="0010dd6b"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0dd6b" style:font-weight-asian="bold" style:font-weight-complex="bold"/>
    </style:style>
    <style:style style:name="T5" style:family="text">
      <style:text-properties officeooo:rsid="0010dd6b"/>
    </style:style>
    <style:style style:name="T6" style:family="text">
      <style:text-properties fo:font-weight="normal" style:font-weight-asian="normal" style:font-weight-complex="normal"/>
    </style:style>
    <style:style style:name="T7" style:family="text">
      <style:text-properties fo:font-weight="normal" officeooo:rsid="0010dd6b" style:font-weight-asian="normal" style:font-weight-complex="normal"/>
    </style:style>
    <style:style style:name="T8" style:family="text">
      <style:text-properties fo:font-weight="normal" officeooo:rsid="0011ac26"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font-name="Arial" fo:font-size="10pt" style:font-size-asian="10pt" style:font-size-complex="10pt"/>
    </style:style>
    <style:style style:name="T11" style:family="text">
      <style:text-properties officeooo:rsid="0011ac2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tracked-changes>
        <text:changed-region xml:id="ct40375120" text:id="ct40375120">
          <text:format-change>
            <office:change-info>
              <dc:creator>Jens Lauritsen</dc:creator>
              <dc:date>2013-12-06T10:09:00</dc:date>
            </office:change-info>
          </text:format-change>
        </text:changed-region>
        <text:changed-region xml:id="ct40376576" text:id="ct40376576">
          <text:deletion>
            <office:change-info>
              <dc:creator>Jens Lauritsen</dc:creator>
              <dc:date>2013-12-08T00:21:00</dc:date>
            </office:change-info>
            <text:p text:style-name="P1"><text:span text:style-name="T1">2</text:span></text:p>
          </text:deletion>
        </text:changed-region>
        <text:changed-region xml:id="ct40377984" text:id="ct40377984">
          <text:insertion>
            <office:change-info>
              <dc:creator>Jens Lauritsen</dc:creator>
              <dc:date>2013-12-08T00:21:00</dc:date>
            </office:change-info>
          </text:insertion>
        </text:changed-region>
        <text:changed-region xml:id="ct40373504" text:id="ct40373504">
          <text:deletion>
            <office:change-info>
              <dc:creator>Jens Lauritsen</dc:creator>
              <dc:date>2013-12-08T00:21:00</dc:date>
            </office:change-info>
            <text:p text:style-name="P2">2</text:p>
          </text:deletion>
        </text:changed-region>
        <text:changed-region xml:id="ct40377520" text:id="ct40377520">
          <text:insertion>
            <office:change-info>
              <dc:creator>Jens Lauritsen</dc:creator>
              <dc:date>2013-12-08T00:21:00</dc:date>
            </office:change-info>
          </text:insertion>
        </text:changed-region>
        <text:changed-region xml:id="ct40360128" text:id="ct40360128">
          <text:insertion>
            <office:change-info>
              <dc:creator>Jens Lauritsen</dc:creator>
              <dc:date>2013-12-08T00:22:00</dc:date>
            </office:change-info>
          </text:insertion>
        </text:changed-region>
        <text:changed-region xml:id="ct39210480" text:id="ct39210480">
          <text:insertion>
            <office:change-info>
              <dc:creator>Jens Lauritsen</dc:creator>
              <dc:date>2013-12-08T00:34:00</dc:date>
            </office:change-info>
          </text:insertion>
        </text:changed-region>
        <text:changed-region xml:id="ct39212992" text:id="ct39212992">
          <text:deletion>
            <office:change-info>
              <dc:creator>Jens Lauritsen</dc:creator>
              <dc:date>2013-12-08T00:34:00</dc:date>
            </office:change-info>
            <text:p text:style-name="P3">Eksempel på valideringsrapport</text:p>
            <text:p text:style-name="P4">Der er under "Document" mulighed for at foretage "Data Validation". <text:s/></text:p>
            <text:p text:style-name="P5"><draw:frame draw:style-name="fr1" draw:name="graphics1" text:anchor-type="paragraph" svg:width="13.018cm" svg:height="8.652cm" draw:z-index="0"><draw:image xlink:href="Pictures/10000000000001EC00000147775A819C.png" xlink:type="simple" xlink:show="embed" xlink:actuate="onLoad"/></draw:frame> </text:p>
            <text:p text:style-name="P5"><draw:frame draw:style-name="fr2" draw:name="graphics2" text:anchor-type="paragraph" svg:x="0.139cm" svg:y="0.836cm" svg:width="17cm" svg:height="7.867cm" draw:z-index="1"><draw:image xlink:href="Pictures/10000000000003190000016FEB51572A.png" xlink:type="simple" xlink:show="embed" xlink:actuate="onLoad"/></draw:frame>Brugeren vælger den ønskede datafil, og angiver felter, som identificerer hver observation (nøglevariable) og de variable/fields, som skal undersøges: </text:p>
            <text:p text:style-name="P5"/>
            <text:p text:style-name="P5"><draw:frame draw:style-name="fr2" draw:name="graphics3" text:anchor-type="paragraph" svg:x="9.816cm" svg:y="0.005cm" svg:width="7.117cm" svg:height="5.08cm" draw:z-index="2"><draw:image xlink:href="Pictures/100000000000010D000000C0FBEC9973.png" xlink:type="simple" xlink:show="embed" xlink:actuate="onLoad"/></draw:frame>Desuden fastlægges hvilke betingelser, der skal undersøges:</text:p>
            <text:p text:style-name="P5">og når brugeren klikker på "ok" udarbejdes rapporten, </text:p>
            <text:p text:style-name="P5"/>
            <text:p text:style-name="P5">se næste side. </text:p>
            <text:p text:style-name="P5"/>
            <text:p text:style-name="P6">I begyndelsen af valideringsrapporten angives standard oplysninger for det aktuelle projekt (forenklet her): </text:p>
            <text:p text:style-name="P5">============================ </text:p>
            <text:p text:style-name="P5">Report: <text:s/>Project Validation. <text:s text:c="2"/>- <text:s text:c="5"/>Created: 05-12-2013 18:13:55 </text:p>
            <text:p text:style-name="P5">File 1: /home/jens/epidata - latest test exe/datafail.epx </text:p>
            <text:p text:style-name="P5">--------------------------------------------------------- </text:p>
            <text:p text:style-name="P5">Title <text:s text:c="6"/>Untitled Project <text:s text:c="3"/></text:p>
            <text:p text:style-name="P5">Created <text:s text:c="4"/>24-08-2010 08:29:00 <text:s text:c="5"/></text:p>
            <text:p text:style-name="P5">Version <text:s text:c="4"/>1 <text:s text:c="18"/>Cycle <text:s text:c="6"/>4 <text:s text:c="18"/></text:p>
            <text:p text:style-name="P5">------------------------------------------------------------------------------------------------- </text:p>
            <text:p text:style-name="P5">Created <text:s text:c="12"/>Structure Edited <text:s text:c="7"/>Data Edited <text:s text:c="29"/>Sections Fields <text:s text:c="5"/>Records Deleted <text:s/></text:p>
            <text:p text:style-name="P5">------------------------------------------------------------------------------------------------- </text:p>
            <text:p text:style-name="P5"><text:s text:c="5"/>05-04-2011 10:16:04 29-11-2013 10:48:17 29-11-2013 10:44:03 <text:s text:c="7"/>5 <text:s text:c="5"/>9 <text:s text:c="15"/>8 <text:s text:c="6"/>0 <text:s/></text:p>
            <text:p text:style-name="P5">------------------------------------------------------------------------------------------------- </text:p>
            <text:p text:style-name="P7">Dernæst følger for hver enkelt observation (record) hvilke problemer, der er fundet: </text:p>
            <text:p text:style-name="P8">============ </text:p>
            <text:p text:style-name="P9">Record no: 1 </text:p>
            <text:p text:style-name="P9">============ </text:p>
            <text:p text:style-name="P9">I1: System Missing </text:p>
            <text:p text:style-name="P9">F1: Field length = 9, Data length: 10 </text:p>
            <text:p text:style-name="P9">============ </text:p>
            <text:p text:style-name="P9">Record no: 2 </text:p>
            <text:p text:style-name="P9">============ </text:p>
            <text:p text:style-name="P9">I2: Value = 49, Range = (50, 250) </text:p>
            <text:p text:style-name="P9">VL1: Value = 21, is not a valid valuelabel value! </text:p>
            <text:p text:style-name="P9">VL1: Value = 21, is not a valid jump value! </text:p>
            <text:p text:style-name="P9">============ </text:p>
            <text:p text:style-name="P9">Record no: 3 </text:p>
            <text:p text:style-name="P9">============ </text:p>
            <text:p text:style-name="P9">S1: Field length = 20, Data length: 27 </text:p>
            <text:p text:style-name="P9">============ </text:p>
            <text:p text:style-name="P9">Record no: 4 </text:p>
            <text:p text:style-name="P9">============ </text:p>
            <text:p text:style-name="P9">O3: Comparison: O3=6 &gt; O2=7 </text:p>
            <text:p text:style-name="P9"/>
            <text:p text:style-name="P7">Eksempler på andre meddelelser <text:s/></text:p>
            <text:p text:style-name="P7"/>
            <text:p text:style-name="P7">Hvis der er nøglefelter, vises nøglekriteriet:</text:p>
            <text:p text:style-name="P5"><text:span text:style-name="T1"><text:tab/></text:span>Key Fields: <text:s/>gruppe = 0 <text:s/>person = 139792595550240 <text:s/>tid = 1 </text:p>
            <text:p text:style-name="P7">Andre eksempler: </text:p>
            <text:p text:style-name="P5">person: Field length = 2, Data length: 15 </text:p>
            <text:p text:style-name="P5"><text:tab/>eq4: Value = ., is not a valid valuelabel value! </text:p>
            <text:p text:style-name="P5"><text:tab/>tid: System Missing </text:p>
            <text:p text:style-name="P5"><text:tab/>tid: Value = ., is not a valid valuelabel value! </text:p>
            <text:p text:style-name="P5"/>
            <text:p text:style-name="P10"/>
          </text:deletion>
        </text:changed-region>
        <text:changed-region xml:id="ct39212528" text:id="ct39212528">
          <text:deletion>
            <office:change-info>
              <dc:creator>Ukendt forfatter</dc:creator>
              <dc:date>2013-12-06T12:51:00</dc:date>
            </office:change-info>
            <text:p text:style-name="P10"/>
            <text:p text:style-name="P10"/>
          </text:deletion>
        </text:changed-region>
        <text:changed-region xml:id="ct39212336" text:id="ct39212336">
          <text:deletion>
            <office:change-info>
              <dc:creator>Jens Lauritsen</dc:creator>
              <dc:date>2013-12-08T00:34:00</dc:date>
            </office:change-info>
            <text:p text:style-name="P10"/>
            <text:p text:style-name="P8">Her vil der på feltet a1 være en “ifthen” formulering og på felterne a2 og a3 være en note, som angiver at indhold I disse afhænger af svaret I feltet a1. <text:s/>DDI-L 3.1 tag til dette skal besluttes inden implementering. </text:p>
            <text:p text:style-name="P11"/>
            <text:p text:style-name="P12">yrværkeriet <text:s text:c="5"/>(tændstikker, cigar, …...)</text:p>
            <text:p text:style-name="P8"><text:tab/>a3 Hvor lang afstand fra antænding til nærmeste tilskuer (meter) _____</text:p>
            <text:p text:style-name="P13"><text:span text:style-name="T2">a4 Gik nytårsaften I øvrigt efter planen uden problemer (ja,nej …....)Antændte du selv fyrværkeriet ? <text:s text:c="3"/>(ja, nej, …....) <text:s text:c="4"/>hvis nej fortsæt ved a4</text:span></text:p>
            <text:p text:style-name="P13"><text:span text:style-name="T2"><text:tab/>a2 Hvordan tændte du fDDI-L 3.1 oprettes en liste over de felter, som kunne påvirke aktuelt felt. Eksempel: </text:span></text:p>
            <text:p text:style-name="P8"/>
            <text:p text:style-name="P13"><text:span text:style-name="T2">a1 </text:span><text:s/>sysmis) værdier, samt om overholdelse af de specifikationer, der er defineret, </text:p>
            <text:p text:style-name="P1"/>
            <text:p text:style-name="P1">Sidst i dette dokument findes et eksempel på en sådan rapport. </text:p>
            <text:p text:style-name="P1"/>
            <text:p text:style-name="P7">2. Ved at følgende missing specifikation anvendes I DDI-L 3.1 XML filen: </text:p>
            <text:p text:style-name="P7">A: På numeriske felter angives missing, som en selvstændig ”entity” </text:p>
            <text:p text:style-name="P5"><text:tab/>Ved <text:span text:style-name="T1">en missing værdi</text:span> defineret:</text:p>
            <text:p text:style-name="P5"><text:tab/><text:tab/>&lt;CodeDomain missingValue="99" blankIsMissingValue="true"&gt;</text:p>
            <text:p text:style-name="P5"><text:tab/>Ved <text:span text:style-name="T1">flere missing værdier</text:span>:  <text:line-break/><text:tab/><text:tab/>&lt;CodeDomain missingValue="97 98 99" blankIsMissingValue="true"&gt;</text:p>
            <text:p text:style-name="P5"/>
            <text:p text:style-name="P5">           &lt;CodeDomain missingValue= "99.9 88.8 77.7" blankIsMissingValue="true"&gt;</text:p>
            <text:p text:style-name="P7">B String og dato variabler</text:p>
            <text:p text:style-name="P5">Disse har ikke nogen ”formel” definition af missingvalue.</text:p>
            <text:p text:style-name="P5"> <text:span text:style-name="T1">C EpiData implementering - yderligere noter</text:span></text:p>
            <text:p text:style-name="P5">I vores program har vi valgt, at missing value defineres samtidig med value labels, fordi det giver god mening, at have en forklarende tekst til alle tekstværdier. Dvs. at missing value status er en attribut til en given tekst/kategori label, som definerer at den pgl. værdi er en missing.</text:p>
            <text:p text:style-name="P5">Dermed er EpiData definition af value labels fuldt ud kompatibel med DDI-L 3.1, som en ekstra oplysning, der IKKE blander sig i definitionen af missing value. </text:p>
            <text:p text:style-name="P5">Den af brugeren specificerede kategori label overføres til DDI-L 3.1 strukturen uafhængigt af specificeringen af Missing, som angivet ovenfor under A og B. </text:p>
            <text:p text:style-name="P5">Sikringen af overholdelse af jeres specifikation i den dannede XML forudsætter to forhold:</text:p>
            <text:p text:style-name="P5"> 1.  At brugeren fra starten anvender de rigtige værdier til at angive ”indholdsmæssig missing”, ”filter baseret missing” og ” besluttet missing”.</text:p>
            <text:p text:style-name="P5"> 2.  At valideringsrapporten verificerer, at data overholder punkt 1. </text:p>
            <text:p text:style-name="P5"/>
            <text:p text:style-name="P7">3. Rekodning i EpiData Manager: </text:p>
            <text:p text:style-name="P13">Der vil blive udarbejdet et enkelt rekodnings "tool", som fx. kan ændre alle "system missing" til en given værdi. .gældende projekt (EpiData XML) overholder både struktur og specifikationer til krav i hvert enkelt felt. Rapporten fokuserer især på forekomst af "blank" (dvså</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DDI-elementer</text:p>
                </table:table-cell>
                <table:table-cell table:style-name="Table2.B1" office:value-type="string">
                  <text:p text:style-name="P2">Udfordring</text:p>
                </table:table-cell>
                <table:table-cell table:style-name="Table2.B1" office:value-type="string">
                  <text:p text:style-name="P2">kommentar.</text:p>
                </table:table-cell>
              </table:table-row>
              <table:table-row table:style-name="Table2.1">
                <table:table-cell table:style-name="Table2.A2" office:value-type="string">
                  <text:p text:style-name="P1">Variable/Representation</text:p>
                  <text:p text:style-name="P1">QuestionItem/ResponseDomain</text:p>
                </table:table-cell>
                <table:table-cell table:style-name="Table2.B2" office:value-type="string">
                  <text:p text:style-name="P1">Håndtering af Koder og kategorier for nulværdier (@missingValue) </text:p>
                </table:table-cell>
                <table:table-cell table:style-name="Table2.B2" office:value-type="string">
                  <text:p text:style-name="P1">Rettes efter afklaring</text:p>
                </table:table-cell>
              </table:table-row>
              <table:table-row table:style-name="Table2.1">
                <table:table-cell table:style-name="Table2.A2" office:value-type="string">
                  <text:p text:style-name="P1">Variable/Representation</text:p>
                  <text:p text:style-name="P1">QuestionItem/ResponseDomain</text:p>
                  <text:p text:style-name="P1"/>
                </table:table-cell>
                <table:table-cell table:style-name="Table2.B2" office:value-type="string">
                  <text:p text:style-name="P1">Nulværdier (@missingValue) <text:span text:style-name="T9">skal</text:span> angives efter DDA-standarder i både metadata og data.</text:p>
                </table:table-cell>
                <table:table-cell table:style-name="Table2.B2" office:value-type="string">
                  <text:p text:style-name="Standard"><text:span text:style-name="T10">Se vejledningen på dette </text:span><text:a xlink:type="simple" xlink:href="http://samfund.dda.dk/dda/vejledning_kodebog_1.0.asp"><text:span text:style-name="Internet_20_link"><text:span text:style-name="T10">link</text:span></text:span></text:a><text:span text:style-name="T10"> (heltalskoder 9, 10 og 11)</text:span></text:p>
                </table:table-cell>
              </table:table-row>
              <table:table-row table:style-name="Table2.1">
                <table:table-cell table:style-name="Table2.A2" office:value-type="string">
                  <text:p text:style-name="P1">Variable/Representation</text:p>
                  <text:p text:style-name="P1">QuestionItem/ResponseDomain</text:p>
                </table:table-cell>
                <table:table-cell table:style-name="Table2.B2" office:value-type="string">
                  <text:p text:style-name="P1">System nulværdier (@blankIsMissingValue)</text:p>
                  <text:p text:style-name="P1">er ikke tilladt hos DDA</text:p>
                </table:table-cell>
                <table:table-cell table:style-name="Table2.B2" office:value-type="string">
                  <text:p text:style-name="P1">Dette verificeres i valideringsrapport, dvs. det er et krav til brugeren. </text:p>
                </table:table-cell>
              </table:table-row>
              <table:table-row table:style-name="Table2.1">
                <table:table-cell table:style-name="Table2.A5" office:value-type="string">
                  <text:p text:style-name="P31"/>
                </table:table-cell>
                <table:table-cell table:style-name="Table2.B5" office:value-type="string">
                  <text:p text:style-name="P31"/>
                </table:table-cell>
                <table:table-cell table:style-name="Table2.B5" office:value-type="string">
                  <text:p text:style-name="P31"/>
                </table:table-cell>
              </table:table-row>
            </table:table>
            <text:p text:style-name="P1"/>
            <text:p text:style-name="P1">Dette løses ved at følgende implementeres i softwaren: <text:s/></text:p>
            <text:p text:style-name="P1"/>
            <text:p text:style-name="P1"><text:span text:style-name="T1">1. Brugeren af EpiData Manager kan udarbejde en valideringsrapport.</text:span> </text:p>
            <text:p text:style-name="P10">Denne verificerer at data i det p</text:p>
          </text:deletion>
        </text:changed-region>
        <text:changed-region xml:id="ct39213184" text:id="ct39213184">
          <text:insertion>
            <office:change-info>
              <dc:creator>Jens Lauritsen</dc:creator>
              <dc:date>2013-12-08T00:34:00</dc:date>
            </office:change-info>
          </text:insertion>
        </text:changed-region>
        <text:changed-region xml:id="ct47791856" text:id="ct47791856">
          <text:insertion>
            <office:change-info>
              <dc:creator>Jens Lauritsen</dc:creator>
              <dc:date>2013-12-09T10:45:00</dc:date>
            </office:change-info>
          </text:insertion>
        </text:changed-region>
        <text:changed-region xml:id="ct46687248" text:id="ct46687248">
          <text:insertion>
            <office:change-info>
              <dc:creator>Jens Lauritsen</dc:creator>
              <dc:date>2013-12-09T10: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change-start text:change-id="ct40375120"/>EpiData DDI-L 3.1 <text:s/>konverteringsprojekt. - </text:p>
      <text:p text:style-name="P1"><text:change-end text:change-id="ct40375120"/><text:span text:style-name="T1">Specificeringsdokument <text:s/>for fase </text:span><text:change text:change-id="ct40376576"/><text:change-start text:change-id="ct40377984"/><text:span text:style-name="T4">3 og 4</text:span><text:change-end text:change-id="ct40377984"/><text:span text:style-name="T1">. <text:s/>v1.0</text:span></text:p>
      <text:p text:style-name="P2">Jens Lauritsen/Torsten Christiansen <text:s/></text:p>
      <text:p text:style-name="P2"/>
      <text:p text:style-name="P2">Iflg fase <text:change text:change-id="ct40373504"/><text:change-start text:change-id="ct40377520"/><text:span text:style-name="T5">3</text:span><text:change-end text:change-id="ct40377520"/> skal følgende løses: <text:s/></text:p>
      <text:p text:style-name="Standard"><text:change-start text:change-id="ct40360128"/></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7"/>
          </table:table-cell>
          <table:table-cell table:style-name="Table3.B1" office:value-type="string">
            <text:p text:style-name="P17">DDI-elementer</text:p>
          </table:table-cell>
          <table:table-cell table:style-name="Table3.B1" office:value-type="string">
            <text:p text:style-name="P17">Udfordring</text:p>
          </table:table-cell>
          <table:table-cell table:style-name="Table3.B1" office:value-type="string">
            <text:p text:style-name="P17">Løsning</text:p>
          </table:table-cell>
        </table:table-row>
        <table:table-row table:style-name="Table3.1">
          <table:table-cell table:style-name="Table3.A2" office:value-type="string">
            <text:p text:style-name="P34">A</text:p>
          </table:table-cell>
          <table:table-cell table:style-name="Table3.B2" office:value-type="string">
            <text:p text:style-name="P18">QuestionItem</text:p>
            <text:p text:style-name="P18">/QuestionText</text:p>
          </table:table-cell>
          <table:table-cell table:style-name="Table3.B2" office:value-type="string">
            <text:p text:style-name="P18">Variabeldefinitionen i EpiData (question) overføres til både spørgsmålstekst og variabel label i DDI-L</text:p>
          </table:table-cell>
          <table:table-cell table:style-name="Table3.B2" office:value-type="string">
            <text:p text:style-name="P18">Det skal være muligt at indsætte en spørgsmålstekst, som ikke er variabeldefinitionen<text:span text:style-name="Footnote_20_Symbol"><text:note text:id="ftn1" text:note-class="footnote"><text:note-citation>1</text:note-citation><text:note-body><text:p text:style-name="Footnote">EpiData skal kunne anvendes sammen med egentlige spørgeskemaer, som udfyldes af respondenter. Der skal derfor aftales en specificering og efterfølgende håndtering af, hvordan dette både indholdsmæssigt i et givet konkret spørgeskema og den efterfølgende export bliver muligt at anvende en spørgsmålstekst udover variabeldefinitionen.</text:p></text:note-body></text:note></text:span></text:p>
          </table:table-cell>
        </table:table-row>
        <table:table-row table:style-name="Table3.1">
          <table:table-cell table:style-name="Table3.A2" office:value-type="string">
            <text:p text:style-name="P34">B</text:p>
          </table:table-cell>
          <table:table-cell table:style-name="Table3.B2" office:value-type="string">
            <text:p text:style-name="P18">VariableName</text:p>
          </table:table-cell>
          <table:table-cell table:style-name="Table3.B2" office:value-type="string">
            <text:p text:style-name="P18">Skal omdøbes til VX, hvor X er variabelposition (V1, V2 etc.)</text:p>
          </table:table-cell>
          <table:table-cell table:style-name="Table3.B2" office:value-type="string">
            <text:p text:style-name="P18">Det aftales nærmere, hvordan dette håndteres. </text:p>
          </table:table-cell>
        </table:table-row>
        <table:table-row table:style-name="Table3.1">
          <table:table-cell table:style-name="Table3.A4" office:value-type="string">
            <text:p text:style-name="P34">C</text:p>
          </table:table-cell>
          <table:table-cell table:style-name="Table3.B4" office:value-type="string">
            <text:p text:style-name="P34">Dublin Core og</text:p>
            <text:p text:style-name="P18">Note<text:span text:style-name="T5">r</text:span> (x 3)</text:p>
          </table:table-cell>
          <table:table-cell table:style-name="Table3.B4" office:value-type="string">
            <text:p text:style-name="P18">Anvendes kun i EpiData </text:p>
          </table:table-cell>
          <table:table-cell table:style-name="Table3.B4" office:value-type="string">
            <text:p text:style-name="P18">Det aftales nærmere, hvordan dette håndteres, fx ved at Dublin Core elementer exporteres særskilt eller noter slettes.</text:p>
          </table:table-cell>
        </table:table-row>
      </table:table>
      <text:p text:style-name="P18"/>
      <text:p text:style-name="P38">Specificering: </text:p>
      <text:p text:style-name="P18"/>
      <text:p text:style-name="P18"><text:span text:style-name="T4">A</text:span><text:span text:style-name="T5">: Dette løses i implementeringen af EpiData således, at der i sektioner kan defineres en attribut, der angiver, at denne sektion er underspørgsmål til et givet spørgsmål.</text:span></text:p>
      <text:p text:style-name="P34"/>
      <text:p text:style-name="P34">Når sektionen har en sådan attribut defineret vil DDI-L 3.1 filen indeholde indeholde samme "&lt;questiontext ... (er det questionitem i stedet ??)" for alle felter i den pgl. sektion. <text:s/>Indholdet af questiontext tages fra følgende indhold:</text:p>
      <text:p text:style-name="P34">1. hvis første felt i pgl. sektion er en heading, så bruges denne heading som "questiontext"</text:p>
      <text:p text:style-name="P34"><text:s text:c="3"/>ellers følgende:</text:p>
      <text:p text:style-name="P34">2. caption fra sektionen anvendes som "questiontext".</text:p>
      <text:p text:style-name="P34"/>
      <text:p text:style-name="P17"><text:span text:style-name="T5">B </text:span><text:span text:style-name="T8">Vi har gennemgået en række konkrete forskningsprojekter. Vores sædvanlige standard er, at man til givne publikationer systematisk arkiverer de script (i Stata do filer), som udfører analysen. Det er derfor særdeles problematisk, hvis donor ikke kan få data genudleveret mhp re-analyse med samme variabel navngivning, som ved afleveringen. Ikke mindst fordi vi tilstræber, at sektionere variabelnavngivningen, fx. L1.....L17 for laboratoriedata, S1...S77 for spørgeskema delen med patientrapporterede data og R1...R47 for registerudtræk for de samme respondenter. </text:span></text:p>
      <text:p text:style-name="P17"><text:span text:style-name="T7"/></text:p>
      <text:p text:style-name="P37"><text:span text:style-name="T8">Kort sagt: Vores forslag er, at det er donor's variabelnavngivning, som fastholdes. </text:span></text:p>
      <text:p text:style-name="P35"/>
      <text:p text:style-name="P17"><text:span text:style-name="T5">C DDA </text:span><text:span text:style-name="T7">beslutter sig for om Dublin Core elementer skal være i samme XML efter export (som nuværende), eller det skal gemmes i en særskilt XML fil. Ved særskilt tilføjes til export en option: </text:span></text:p>
      <text:p text:style-name="P35"><text:s text:c="2"/>"Create separate files for Study Information and Data Content ?" <text:s/>Default skal være "No". </text:p>
      <text:p text:style-name="P32"><text:change-end text:change-id="ct40360128"/><text:change-start text:change-id="ct39210480"/></text:p>
      <text:p text:style-name="P10"><text:change-end text:change-id="ct39210480"/><text:change text:change-id="ct39212992"/><text:change text:change-id="ct39212528"/><text:change text:change-id="ct39212336"/><text:change-start text:change-id="ct39213184"/>Ifølge fase 4 skal der exporteres et konkret empirisk projekt. </text:p>
      <text:p text:style-name="P10"/>
      <text:p text:style-name="P10">Det foreslås, at Bjarke Vibergs afsluttede Ph.d. projekt anvendes. Det er et afsluttet Ph.d. og der er interesse for at data med cpr kan arkiveres. Projektet udløber snart. <text:s/><text:change-end text:change-id="ct39213184"/><text:change-start text:change-id="ct47791856"/><text:span text:style-name="T11">Det har været et meget stort arbejde at samle disse data af historisk </text:span><text:change-end text:change-id="ct47791856"/><text:change-start text:change-id="ct46687248"/><text:span text:style-name="T11">karakter, en del helt tilbage fra 1990'rne, såvidt jeg husker. </text:span><text:change-end text:change-id="ct466872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WW8Num4zfalse" style:family="text"/>
    <style:style style:name="WW8Num4ztrue" style:family="text"/>
    <style:style style:name="Footnote_20_anchor" style:display-name="Footnote anchor" style:family="text">
      <style:text-properties style:text-position="super 58%"/>
    </style:style>
    <style:style style:name="Numbering_20_Symbols" style:display-name="Numbering Symbols" style:family="text"/>
    <style:style style:name="WW8Num5zfalse" style:family="text"/>
    <style:style style:name="WW8Num5ztrue" style:family="text"/>
    <style:style style:name="WW8Num3zfals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list-level-style-number text:level="1" text:style-name="WW8Num4zfalse"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true"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false"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true"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false"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ns Lauritsen</meta:initial-creator>
    <meta:creation-date>2013-12-05T17:22:42</meta:creation-date>
    <dc:date>2013-12-09T10:46:48</dc:date>
    <meta:editing-duration>PT1H15M14S</meta:editing-duration>
    <meta:editing-cycles>8</meta:editing-cycles>
    <meta:generator>LibreOffice/4.0.4.2$Linux_X86_64 LibreOffice_project/400m0$Build-2</meta:generator>
    <dc:creator>Jens Lauritsen</dc:creator>
    <meta:document-statistic meta:table-count="2" meta:image-count="3" meta:object-count="0" meta:page-count="1" meta:paragraph-count="34" meta:word-count="428" meta:character-count="2911" meta:non-whitespace-character-count="2492"/>
  </office:meta>
</office:document-meta>
</file>